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Tag.isIgnore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ag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ag.get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ag.doEnd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ndTag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ag.do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ndTag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ag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Tag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Tag.doStartTagIntern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indTag.setIgnoreNestedPath( boolean ignoreNeste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